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ff"/>
    </style:style>
    <style:style style:name="ce2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3" style:family="table-cell" style:parent-style-name="Default" style:data-style-name="N11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2" table:default-cell-style-name="ce1"/>
        <table:table-row table:style-name="ro1" table:number-rows-repeated="6">
          <table:table-cell table:number-columns-repeated="9"/>
          <table:table-cell table:style-name="Default" table:number-columns-repeated="3"/>
        </table:table-row>
        <table:table-row table:style-name="ro1">
          <table:table-cell office:value-type="string">
            <text:p>H</text:p>
          </table:table-cell>
          <table:table-cell office:value-type="string">
            <text:p>N</text:p>
          </table:table-cell>
          <table:table-cell office:value-type="string">
            <text:p>V</text:p>
          </table:table-cell>
          <table:table-cell office:value-type="string">
            <text:p>C</text:p>
          </table:table-cell>
          <table:table-cell office:value-type="string">
            <text:p>gesamt</text:p>
          </table:table-cell>
          <table:table-cell office:value-type="string">
            <text:p>random</text:p>
          </table:table-cell>
          <table:table-cell office:value-type="string">
            <text:p>chunkverteil</text:p>
          </table:table-cell>
          <table:table-cell office:value-type="string">
            <text:p>endtag</text:p>
          </table:table-cell>
          <table:table-cell office:value-type="string">
            <text:p>merge</text:p>
            <draw:frame table:end-cell-address="Sheet1.T49" table:end-x="0.238cm" table:end-y="0.081cm" draw:z-index="0" draw:style-name="gr1" svg:width="23.126cm" svg:height="18.849cm" svg:x="1.951cm" svg:y="0.126cm">
              <draw:object draw:notify-on-update-of-ranges="Sheet1.D35:Sheet1.D46 Sheet1.E34:Sheet1.E34 Sheet1.E35:Sheet1.E46 Sheet1.D35:Sheet1.D46 Sheet1.F34:Sheet1.F34 Sheet1.F35:Sheet1.F4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16384">
            <text:p>16384</text:p>
          </table:table-cell>
          <table:table-cell office:value-type="float" office:value="1555761">
            <text:p>1555761</text:p>
          </table:table-cell>
          <table:table-cell office:value-type="float" office:value="652927">
            <text:p>652927</text:p>
          </table:table-cell>
          <table:table-cell office:value-type="float" office:value="853044">
            <text:p>853044</text:p>
          </table:table-cell>
          <table:table-cell office:value-type="float" office:value="349">
            <text:p>349</text:p>
          </table:table-cell>
          <table:table-cell office:value-type="float" office:value="49439">
            <text:p>49439</text:p>
          </table:table-cell>
          <table:table-cell table:formula="of:=[.E8]-[.F8]" office:value-type="float" office:value="902834">
            <text:p>902834</text:p>
          </table:table-cell>
          <table:table-cell table:formula="of:=[.C8]/([.A8]*[.B8]*[.D8])" office:value-type="float" office:value="136.533333333333">
            <text:p>136,5333333333</text:p>
          </table:table-cell>
          <table:table-cell table:formula="of:=[.C8]/[.D8]" office:value-type="float" office:value="32768">
            <text:p>3276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32768">
            <text:p>32768</text:p>
          </table:table-cell>
          <table:table-cell office:value-type="float" office:value="1141119">
            <text:p>1141119</text:p>
          </table:table-cell>
          <table:table-cell office:value-type="float" office:value="653882">
            <text:p>653882</text:p>
          </table:table-cell>
          <table:table-cell office:value-type="float" office:value="437906">
            <text:p>437906</text:p>
          </table:table-cell>
          <table:table-cell office:value-type="float" office:value="371">
            <text:p>371</text:p>
          </table:table-cell>
          <table:table-cell office:value-type="float" office:value="48957">
            <text:p>48957</text:p>
          </table:table-cell>
          <table:table-cell table:formula="of:=[.E9]-[.F9]" office:value-type="float" office:value="487237">
            <text:p>487237</text:p>
          </table:table-cell>
          <table:table-cell table:formula="of:=[.C9]/([.A9]*[.B9]*[.D9])" office:value-type="float" office:value="68.2666666666667">
            <text:p>68,2666666667</text:p>
          </table:table-cell>
          <table:table-cell table:formula="of:=[.C9]/[.D9]" office:value-type="float" office:value="16384">
            <text:p>1638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65536">
            <text:p>65536</text:p>
          </table:table-cell>
          <table:table-cell office:value-type="float" office:value="925478">
            <text:p>925478</text:p>
          </table:table-cell>
          <table:table-cell office:value-type="float" office:value="647660">
            <text:p>647660</text:p>
          </table:table-cell>
          <table:table-cell office:value-type="float" office:value="228677">
            <text:p>228677</text:p>
          </table:table-cell>
          <table:table-cell office:value-type="float" office:value="383">
            <text:p>383</text:p>
          </table:table-cell>
          <table:table-cell office:value-type="float" office:value="48756">
            <text:p>48756</text:p>
          </table:table-cell>
          <table:table-cell table:formula="of:=[.E10]-[.F10]" office:value-type="float" office:value="277818">
            <text:p>277818</text:p>
          </table:table-cell>
          <table:table-cell table:formula="of:=[.C10]/([.A10]*[.B10]*[.D10])" office:value-type="float" office:value="34.1333333333333">
            <text:p>34,1333333333</text:p>
          </table:table-cell>
          <table:table-cell table:formula="of:=[.C10]/[.D10]" office:value-type="float" office:value="8192">
            <text:p>819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131072">
            <text:p>131072</text:p>
          </table:table-cell>
          <table:table-cell office:value-type="float" office:value="852583">
            <text:p>852583</text:p>
          </table:table-cell>
          <table:table-cell office:value-type="float" office:value="675602">
            <text:p>675602</text:p>
          </table:table-cell>
          <table:table-cell office:value-type="float" office:value="128840">
            <text:p>128840</text:p>
          </table:table-cell>
          <table:table-cell office:value-type="float" office:value="367">
            <text:p>367</text:p>
          </table:table-cell>
          <table:table-cell office:value-type="float" office:value="47773">
            <text:p>47773</text:p>
          </table:table-cell>
          <table:table-cell table:formula="of:=[.E11]-[.F11]" office:value-type="float" office:value="176981">
            <text:p>176981</text:p>
          </table:table-cell>
          <table:table-cell table:formula="of:=[.C11]/([.A11]*[.B11]*[.D11])" office:value-type="float" office:value="17.0666666666667">
            <text:p>17,0666666667</text:p>
          </table:table-cell>
          <table:table-cell table:formula="of:=[.C11]/[.D11]" office:value-type="float" office:value="4096">
            <text:p>409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262144">
            <text:p>262144</text:p>
          </table:table-cell>
          <table:table-cell office:value-type="float" office:value="802800">
            <text:p>802800</text:p>
          </table:table-cell>
          <table:table-cell office:value-type="float" office:value="666357">
            <text:p>666357</text:p>
          </table:table-cell>
          <table:table-cell office:value-type="float" office:value="87359">
            <text:p>87359</text:p>
          </table:table-cell>
          <table:table-cell office:value-type="float" office:value="430">
            <text:p>430</text:p>
          </table:table-cell>
          <table:table-cell office:value-type="float" office:value="48653">
            <text:p>48653</text:p>
          </table:table-cell>
          <table:table-cell table:formula="of:=[.E12]-[.F12]" office:value-type="float" office:value="136443">
            <text:p>136443</text:p>
          </table:table-cell>
          <table:table-cell table:formula="of:=[.C12]/([.A12]*[.B12]*[.D12])" office:value-type="float" office:value="8.53333333333333">
            <text:p>8,5333333333</text:p>
          </table:table-cell>
          <table:table-cell table:formula="of:=[.C12]/[.D12]" office:value-type="float" office:value="2048">
            <text:p>204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524288">
            <text:p>524288</text:p>
          </table:table-cell>
          <table:table-cell office:value-type="float" office:value="776104">
            <text:p>776104</text:p>
          </table:table-cell>
          <table:table-cell office:value-type="float" office:value="659204">
            <text:p>659204</text:p>
          </table:table-cell>
          <table:table-cell office:value-type="float" office:value="67239">
            <text:p>67239</text:p>
          </table:table-cell>
          <table:table-cell office:value-type="float" office:value="429">
            <text:p>429</text:p>
          </table:table-cell>
          <table:table-cell office:value-type="float" office:value="49230">
            <text:p>49230</text:p>
          </table:table-cell>
          <table:table-cell table:formula="of:=[.E13]-[.F13]" office:value-type="float" office:value="116900">
            <text:p>116900</text:p>
          </table:table-cell>
          <table:table-cell table:formula="of:=[.C13]/([.A13]*[.B13]*[.D13])" office:value-type="float" office:value="4.26666666666667">
            <text:p>4,2666666667</text:p>
          </table:table-cell>
          <table:table-cell table:formula="of:=[.C13]/[.D13]" office:value-type="float" office:value="1024">
            <text:p>102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1048576">
            <text:p>1048576</text:p>
          </table:table-cell>
          <table:table-cell office:value-type="float" office:value="770407">
            <text:p>770407</text:p>
          </table:table-cell>
          <table:table-cell office:value-type="float" office:value="663246">
            <text:p>663246</text:p>
          </table:table-cell>
          <table:table-cell office:value-type="float" office:value="57065">
            <text:p>57065</text:p>
          </table:table-cell>
          <table:table-cell office:value-type="float" office:value="598">
            <text:p>598</text:p>
          </table:table-cell>
          <table:table-cell office:value-type="float" office:value="49497">
            <text:p>49497</text:p>
          </table:table-cell>
          <table:table-cell table:formula="of:=[.E14]-[.F14]" office:value-type="float" office:value="107161">
            <text:p>107161</text:p>
          </table:table-cell>
          <table:table-cell table:formula="of:=[.C14]/([.A14]*[.B14]*[.D14])" office:value-type="float" office:value="2.13333333333333">
            <text:p>2,1333333333</text:p>
          </table:table-cell>
          <table:table-cell table:formula="of:=[.C14]/[.D14]" office:value-type="float" office:value="512">
            <text:p>51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2097152">
            <text:p>2097152</text:p>
          </table:table-cell>
          <table:table-cell office:value-type="float" office:value="815866">
            <text:p>815866</text:p>
          </table:table-cell>
          <table:table-cell office:value-type="float" office:value="668195">
            <text:p>668195</text:p>
          </table:table-cell>
          <table:table-cell office:value-type="float" office:value="50611">
            <text:p>50611</text:p>
          </table:table-cell>
          <table:table-cell office:value-type="float" office:value="838">
            <text:p>838</text:p>
          </table:table-cell>
          <table:table-cell office:value-type="float" office:value="96221">
            <text:p>96221</text:p>
          </table:table-cell>
          <table:table-cell table:formula="of:=[.E15]-[.F15]" office:value-type="float" office:value="147671">
            <text:p>147671</text:p>
          </table:table-cell>
          <table:table-cell table:formula="of:=[.C15]/([.A15]*[.B15]*[.D15])" office:value-type="float" office:value="1.06666666666667">
            <text:p>1,0666666667</text:p>
          </table:table-cell>
          <table:table-cell table:formula="of:=[.C15]/[.D15]" office:value-type="float" office:value="256">
            <text:p>25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4194304">
            <text:p>4194304</text:p>
          </table:table-cell>
          <table:table-cell office:value-type="float" office:value="794354">
            <text:p>794354</text:p>
          </table:table-cell>
          <table:table-cell office:value-type="float" office:value="650891">
            <text:p>650891</text:p>
          </table:table-cell>
          <table:table-cell office:value-type="float" office:value="48493">
            <text:p>48493</text:p>
          </table:table-cell>
          <table:table-cell office:value-type="float" office:value="1455">
            <text:p>1455</text:p>
          </table:table-cell>
          <table:table-cell office:value-type="float" office:value="93514">
            <text:p>93514</text:p>
          </table:table-cell>
          <table:table-cell table:formula="of:=[.E16]-[.F16]" office:value-type="float" office:value="143463">
            <text:p>143463</text:p>
          </table:table-cell>
          <table:table-cell table:formula="of:=[.C16]/([.A16]*[.B16]*[.D16])" office:value-type="float" office:value="0.533333333333333">
            <text:p>0,5333333333</text:p>
          </table:table-cell>
          <table:table-cell table:formula="of:=[.C16]/[.D16]" office:value-type="float" office:value="128">
            <text:p>12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8388608">
            <text:p>8388608</text:p>
          </table:table-cell>
          <table:table-cell office:value-type="float" office:value="759570">
            <text:p>759570</text:p>
          </table:table-cell>
          <table:table-cell office:value-type="float" office:value="660485">
            <text:p>660485</text:p>
          </table:table-cell>
          <table:table-cell office:value-type="float" office:value="47053">
            <text:p>47053</text:p>
          </table:table-cell>
          <table:table-cell office:value-type="float" office:value="2635">
            <text:p>2635</text:p>
          </table:table-cell>
          <table:table-cell office:value-type="float" office:value="49396">
            <text:p>49396</text:p>
          </table:table-cell>
          <table:table-cell table:formula="of:=[.E17]-[.F17]" office:value-type="float" office:value="99085">
            <text:p>99085</text:p>
          </table:table-cell>
          <table:table-cell table:formula="of:=[.C17]/([.A17]*[.B17]*[.D17])" office:value-type="float" office:value="0.266666666666667">
            <text:p>0,2666666667</text:p>
          </table:table-cell>
          <table:table-cell table:formula="of:=[.C17]/[.D17]" office:value-type="float" office:value="64">
            <text:p>64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536870912">
            <text:p>536870912</text:p>
          </table:table-cell>
          <table:table-cell table:style-name="ce1" office:value-type="float" office:value="16384">
            <text:p>16384</text:p>
          </table:table-cell>
          <table:table-cell table:style-name="ce1" office:value-type="float" office:value="1478031">
            <text:p>1478031</text:p>
          </table:table-cell>
          <table:table-cell table:style-name="ce1" office:value-type="float" office:value="658727">
            <text:p>658727</text:p>
          </table:table-cell>
          <table:table-cell table:style-name="ce1" office:value-type="float" office:value="768745">
            <text:p>768745</text:p>
          </table:table-cell>
          <table:table-cell table:style-name="ce1" office:value-type="float" office:value="347">
            <text:p>347</text:p>
          </table:table-cell>
          <table:table-cell table:style-name="ce1" office:value-type="float" office:value="50211">
            <text:p>50211</text:p>
          </table:table-cell>
          <table:table-cell table:formula="of:=[.E20]-[.F20]" office:value-type="float" office:value="819304">
            <text:p>819304</text:p>
          </table:table-cell>
          <table:table-cell table:formula="of:=[.C20]/([.A20]*[.B20]*[.D20])" office:value-type="float" office:value="136.533333333333">
            <text:p>136,5333333333</text:p>
          </table:table-cell>
          <table:table-cell table:formula="of:=[.C20]/[.D20]" office:value-type="float" office:value="32768">
            <text:p>32768</text:p>
          </table:table-cell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536870912">
            <text:p>536870912</text:p>
          </table:table-cell>
          <table:table-cell table:style-name="ce1" office:value-type="float" office:value="32768">
            <text:p>32768</text:p>
          </table:table-cell>
          <table:table-cell table:style-name="ce1" office:value-type="float" office:value="1092386">
            <text:p>1092386</text:p>
          </table:table-cell>
          <table:table-cell table:style-name="ce1" office:value-type="float" office:value="654380">
            <text:p>654380</text:p>
          </table:table-cell>
          <table:table-cell table:style-name="ce1" office:value-type="float" office:value="391305">
            <text:p>391305</text:p>
          </table:table-cell>
          <table:table-cell table:style-name="ce1" office:value-type="float" office:value="351">
            <text:p>351</text:p>
          </table:table-cell>
          <table:table-cell table:style-name="ce1" office:value-type="float" office:value="46348">
            <text:p>46348</text:p>
          </table:table-cell>
          <table:table-cell table:formula="of:=[.E21]-[.F21]" office:value-type="float" office:value="438006">
            <text:p>438006</text:p>
          </table:table-cell>
          <table:table-cell table:formula="of:=[.C21]/([.A21]*[.B21]*[.D21])" office:value-type="float" office:value="68.2666666666667">
            <text:p>68,2666666667</text:p>
          </table:table-cell>
          <table:table-cell table:formula="of:=[.C21]/[.D21]" office:value-type="float" office:value="16384">
            <text:p>16384</text:p>
          </table:table-cell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536870912">
            <text:p>536870912</text:p>
          </table:table-cell>
          <table:table-cell table:style-name="ce1" office:value-type="float" office:value="65536">
            <text:p>65536</text:p>
          </table:table-cell>
          <table:table-cell table:style-name="ce1" office:value-type="float" office:value="905778">
            <text:p>905778</text:p>
          </table:table-cell>
          <table:table-cell table:style-name="ce1" office:value-type="float" office:value="655728">
            <text:p>655728</text:p>
          </table:table-cell>
          <table:table-cell table:style-name="ce1" office:value-type="float" office:value="203843">
            <text:p>203843</text:p>
          </table:table-cell>
          <table:table-cell table:style-name="ce1" office:value-type="float" office:value="341">
            <text:p>341</text:p>
          </table:table-cell>
          <table:table-cell table:style-name="ce1" office:value-type="float" office:value="45864">
            <text:p>45864</text:p>
          </table:table-cell>
          <table:table-cell table:formula="of:=[.E22]-[.F22]" office:value-type="float" office:value="250050">
            <text:p>250050</text:p>
          </table:table-cell>
          <table:table-cell table:formula="of:=[.C22]/([.A22]*[.B22]*[.D22])" office:value-type="float" office:value="34.1333333333333">
            <text:p>34,1333333333</text:p>
          </table:table-cell>
          <table:table-cell table:formula="of:=[.C22]/[.D22]" office:value-type="float" office:value="8192">
            <text:p>8192</text:p>
          </table:table-cell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536870912">
            <text:p>536870912</text:p>
          </table:table-cell>
          <table:table-cell table:style-name="ce1" office:value-type="float" office:value="131072">
            <text:p>131072</text:p>
          </table:table-cell>
          <table:table-cell table:style-name="ce1" office:value-type="float" office:value="812775">
            <text:p>812775</text:p>
          </table:table-cell>
          <table:table-cell table:style-name="ce1" office:value-type="float" office:value="654318">
            <text:p>654318</text:p>
          </table:table-cell>
          <table:table-cell table:style-name="ce1" office:value-type="float" office:value="113276">
            <text:p>113276</text:p>
          </table:table-cell>
          <table:table-cell table:style-name="ce1" office:value-type="float" office:value="378">
            <text:p>378</text:p>
          </table:table-cell>
          <table:table-cell table:style-name="ce1" office:value-type="float" office:value="44802">
            <text:p>44802</text:p>
          </table:table-cell>
          <table:table-cell table:formula="of:=[.E23]-[.F23]" office:value-type="float" office:value="158457">
            <text:p>158457</text:p>
          </table:table-cell>
          <table:table-cell table:formula="of:=[.C23]/([.A23]*[.B23]*[.D23])" office:value-type="float" office:value="17.0666666666667">
            <text:p>17,0666666667</text:p>
          </table:table-cell>
          <table:table-cell table:formula="of:=[.C23]/[.D23]" office:value-type="float" office:value="4096">
            <text:p>4096</text:p>
          </table:table-cell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536870912">
            <text:p>536870912</text:p>
          </table:table-cell>
          <table:table-cell table:style-name="ce1" office:value-type="float" office:value="262144">
            <text:p>262144</text:p>
          </table:table-cell>
          <table:table-cell table:style-name="ce1" office:value-type="float" office:value="781010">
            <text:p>781010</text:p>
          </table:table-cell>
          <table:table-cell table:style-name="ce1" office:value-type="float" office:value="661525">
            <text:p>661525</text:p>
          </table:table-cell>
          <table:table-cell table:style-name="ce1" office:value-type="float" office:value="74110">
            <text:p>74110</text:p>
          </table:table-cell>
          <table:table-cell table:style-name="ce1" office:value-type="float" office:value="395">
            <text:p>395</text:p>
          </table:table-cell>
          <table:table-cell table:style-name="ce1" office:value-type="float" office:value="44978">
            <text:p>44978</text:p>
          </table:table-cell>
          <table:table-cell table:formula="of:=[.E24]-[.F24]" office:value-type="float" office:value="119485">
            <text:p>119485</text:p>
          </table:table-cell>
          <table:table-cell table:formula="of:=[.C24]/([.A24]*[.B24]*[.D24])" office:value-type="float" office:value="8.53333333333333">
            <text:p>8,5333333333</text:p>
          </table:table-cell>
          <table:table-cell table:formula="of:=[.C24]/[.D24]" office:value-type="float" office:value="2048">
            <text:p>2048</text:p>
          </table:table-cell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536870912">
            <text:p>536870912</text:p>
          </table:table-cell>
          <table:table-cell table:style-name="ce1" office:value-type="float" office:value="524288">
            <text:p>524288</text:p>
          </table:table-cell>
          <table:table-cell table:style-name="ce1" office:value-type="float" office:value="768133">
            <text:p>768133</text:p>
          </table:table-cell>
          <table:table-cell table:style-name="ce1" office:value-type="float" office:value="664916">
            <text:p>664916</text:p>
          </table:table-cell>
          <table:table-cell table:style-name="ce1" office:value-type="float" office:value="56807">
            <text:p>56807</text:p>
          </table:table-cell>
          <table:table-cell table:style-name="ce1" office:value-type="float" office:value="429">
            <text:p>429</text:p>
          </table:table-cell>
          <table:table-cell table:style-name="ce1" office:value-type="float" office:value="45979">
            <text:p>45979</text:p>
          </table:table-cell>
          <table:table-cell table:formula="of:=[.E25]-[.F25]" office:value-type="float" office:value="103217">
            <text:p>103217</text:p>
          </table:table-cell>
          <table:table-cell table:formula="of:=[.C25]/([.A25]*[.B25]*[.D25])" office:value-type="float" office:value="4.26666666666667">
            <text:p>4,2666666667</text:p>
          </table:table-cell>
          <table:table-cell table:formula="of:=[.C25]/[.D25]" office:value-type="float" office:value="1024">
            <text:p>1024</text:p>
          </table:table-cell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536870912">
            <text:p>536870912</text:p>
          </table:table-cell>
          <table:table-cell table:style-name="ce1" office:value-type="float" office:value="1048576">
            <text:p>1048576</text:p>
          </table:table-cell>
          <table:table-cell table:style-name="ce1" office:value-type="float" office:value="766091">
            <text:p>766091</text:p>
          </table:table-cell>
          <table:table-cell table:style-name="ce1" office:value-type="float" office:value="668057">
            <text:p>668057</text:p>
          </table:table-cell>
          <table:table-cell table:style-name="ce1" office:value-type="float" office:value="49944">
            <text:p>49944</text:p>
          </table:table-cell>
          <table:table-cell table:style-name="ce1" office:value-type="float" office:value="519">
            <text:p>519</text:p>
          </table:table-cell>
          <table:table-cell table:style-name="ce1" office:value-type="float" office:value="47570">
            <text:p>47570</text:p>
          </table:table-cell>
          <table:table-cell table:formula="of:=[.E26]-[.F26]" office:value-type="float" office:value="98034">
            <text:p>98034</text:p>
          </table:table-cell>
          <table:table-cell table:formula="of:=[.C26]/([.A26]*[.B26]*[.D26])" office:value-type="float" office:value="2.13333333333333">
            <text:p>2,1333333333</text:p>
          </table:table-cell>
          <table:table-cell table:formula="of:=[.C26]/[.D26]" office:value-type="float" office:value="512">
            <text:p>512</text:p>
          </table:table-cell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536870912">
            <text:p>536870912</text:p>
          </table:table-cell>
          <table:table-cell table:style-name="ce1" office:value-type="float" office:value="2097152">
            <text:p>2097152</text:p>
          </table:table-cell>
          <table:table-cell table:style-name="ce1" office:value-type="float" office:value="807527">
            <text:p>807527</text:p>
          </table:table-cell>
          <table:table-cell table:style-name="ce1" office:value-type="float" office:value="669938">
            <text:p>669938</text:p>
          </table:table-cell>
          <table:table-cell table:style-name="ce1" office:value-type="float" office:value="45679">
            <text:p>45679</text:p>
          </table:table-cell>
          <table:table-cell table:style-name="ce1" office:value-type="float" office:value="699">
            <text:p>699</text:p>
          </table:table-cell>
          <table:table-cell table:style-name="ce1" office:value-type="float" office:value="91210">
            <text:p>91210</text:p>
          </table:table-cell>
          <table:table-cell table:formula="of:=[.E27]-[.F27]" office:value-type="float" office:value="137589">
            <text:p>137589</text:p>
          </table:table-cell>
          <table:table-cell table:formula="of:=[.C27]/([.A27]*[.B27]*[.D27])" office:value-type="float" office:value="1.06666666666667">
            <text:p>1,0666666667</text:p>
          </table:table-cell>
          <table:table-cell table:formula="of:=[.C27]/[.D27]" office:value-type="float" office:value="256">
            <text:p>256</text:p>
          </table:table-cell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536870912">
            <text:p>536870912</text:p>
          </table:table-cell>
          <table:table-cell table:style-name="ce1" office:value-type="float" office:value="4194304">
            <text:p>4194304</text:p>
          </table:table-cell>
          <table:table-cell table:style-name="ce1" office:value-type="float" office:value="753811">
            <text:p>753811</text:p>
          </table:table-cell>
          <table:table-cell table:style-name="ce1" office:value-type="float" office:value="659374">
            <text:p>659374</text:p>
          </table:table-cell>
          <table:table-cell table:style-name="ce1" office:value-type="float" office:value="43982">
            <text:p>43982</text:p>
          </table:table-cell>
          <table:table-cell table:style-name="ce1" office:value-type="float" office:value="1048">
            <text:p>1048</text:p>
          </table:table-cell>
          <table:table-cell table:style-name="ce1" office:value-type="float" office:value="49405">
            <text:p>49405</text:p>
          </table:table-cell>
          <table:table-cell table:formula="of:=[.E28]-[.F28]" office:value-type="float" office:value="94437">
            <text:p>94437</text:p>
          </table:table-cell>
          <table:table-cell table:formula="of:=[.C28]/([.A28]*[.B28]*[.D28])" office:value-type="float" office:value="0.533333333333333">
            <text:p>0,5333333333</text:p>
          </table:table-cell>
          <table:table-cell table:formula="of:=[.C28]/[.D28]" office:value-type="float" office:value="128">
            <text:p>128</text:p>
          </table:table-cell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536870912">
            <text:p>536870912</text:p>
          </table:table-cell>
          <table:table-cell table:style-name="ce1" office:value-type="float" office:value="8388608">
            <text:p>8388608</text:p>
          </table:table-cell>
          <table:table-cell table:style-name="ce1" office:value-type="float" office:value="754688">
            <text:p>754688</text:p>
          </table:table-cell>
          <table:table-cell table:style-name="ce1" office:value-type="float" office:value="663388">
            <text:p>663388</text:p>
          </table:table-cell>
          <table:table-cell table:style-name="ce1" office:value-type="float" office:value="41997">
            <text:p>41997</text:p>
          </table:table-cell>
          <table:table-cell table:style-name="ce1" office:value-type="float" office:value="1455">
            <text:p>1455</text:p>
          </table:table-cell>
          <table:table-cell table:style-name="ce1" office:value-type="float" office:value="47848">
            <text:p>47848</text:p>
          </table:table-cell>
          <table:table-cell table:formula="of:=[.E29]-[.F29]" office:value-type="float" office:value="91300">
            <text:p>91300</text:p>
          </table:table-cell>
          <table:table-cell table:formula="of:=[.C29]/([.A29]*[.B29]*[.D29])" office:value-type="float" office:value="0.266666666666667">
            <text:p>0,2666666667</text:p>
          </table:table-cell>
          <table:table-cell table:formula="of:=[.C29]/[.D29]" office:value-type="float" office:value="64">
            <text:p>64</text:p>
          </table:table-cell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536870912">
            <text:p>536870912</text:p>
          </table:table-cell>
          <table:table-cell table:style-name="ce1" office:value-type="float" office:value="16777216">
            <text:p>16777216</text:p>
          </table:table-cell>
          <table:table-cell table:style-name="ce1" office:value-type="float" office:value="755285">
            <text:p>755285</text:p>
          </table:table-cell>
          <table:table-cell table:style-name="ce1" office:value-type="float" office:value="667718">
            <text:p>667718</text:p>
          </table:table-cell>
          <table:table-cell table:style-name="ce1" office:value-type="float" office:value="39461">
            <text:p>39461</text:p>
          </table:table-cell>
          <table:table-cell table:style-name="ce1" office:value-type="float" office:value="3227">
            <text:p>3227</text:p>
          </table:table-cell>
          <table:table-cell table:style-name="ce1" office:value-type="float" office:value="44878">
            <text:p>44878</text:p>
          </table:table-cell>
          <table:table-cell table:formula="of:=[.E30]-[.F30]" office:value-type="float" office:value="87567">
            <text:p>87567</text:p>
          </table:table-cell>
          <table:table-cell table:formula="of:=[.C30]/([.A30]*[.B30]*[.D30])" office:value-type="float" office:value="0.133333333333333">
            <text:p>0,1333333333</text:p>
          </table:table-cell>
          <table:table-cell table:formula="of:=[.C30]/[.D30]" office:value-type="float" office:value="32">
            <text:p>32</text:p>
          </table:table-cell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536870912">
            <text:p>536870912</text:p>
          </table:table-cell>
          <table:table-cell table:style-name="ce1" office:value-type="float" office:value="33554432">
            <text:p>33554432</text:p>
          </table:table-cell>
          <table:table-cell table:style-name="ce1" office:value-type="float" office:value="756660">
            <text:p>756660</text:p>
          </table:table-cell>
          <table:table-cell table:style-name="ce1" office:value-type="float" office:value="666911">
            <text:p>666911</text:p>
          </table:table-cell>
          <table:table-cell table:style-name="ce1" office:value-type="float" office:value="39540">
            <text:p>39540</text:p>
          </table:table-cell>
          <table:table-cell table:style-name="ce1" office:value-type="float" office:value="5294">
            <text:p>5294</text:p>
          </table:table-cell>
          <table:table-cell table:style-name="ce1" office:value-type="float" office:value="44914">
            <text:p>44914</text:p>
          </table:table-cell>
          <table:table-cell table:formula="of:=[.E31]-[.F31]" office:value-type="float" office:value="89749">
            <text:p>89749</text:p>
          </table:table-cell>
          <table:table-cell table:formula="of:=[.C31]/([.A31]*[.B31]*[.D31])" office:value-type="float" office:value="0.0666666666666667">
            <text:p>0,0666666667</text:p>
          </table:table-cell>
          <table:table-cell table:formula="of:=[.C31]/[.D31]" office:value-type="float" office:value="16">
            <text:p>16</text:p>
          </table:table-cell>
        </table:table-row>
        <table:table-row table:style-name="ro1" table:number-rows-repeated="2">
          <table:table-cell table:number-columns-repeated="9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>
            <text:p>Gesamt-random</text:p>
          </table:table-cell>
          <table:table-cell/>
          <table:table-cell office:value-type="string">
            <text:p>Msort</text:p>
          </table:table-cell>
          <table:table-cell office:value-type="string">
            <text:p>qsort</text:p>
          </table:table-cell>
          <table:table-cell office:value-type="string">
            <text:p>Q-M</text:p>
          </table:table-cell>
          <table:table-cell office:value-type="string">
            <text:p>M/(Q-M) in%</text:p>
          </table:table-cell>
          <table:table-cell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"/>
          <table:table-cell office:value-type="float" office:value="16384">
            <text:p>16384</text:p>
          </table:table-cell>
          <table:table-cell table:style-name="ce2" table:formula="of:=[.J20]" office:value-type="float" office:value="819304">
            <text:p>819304</text:p>
          </table:table-cell>
          <table:table-cell table:formula="of:=[.J8]" office:value-type="float" office:value="902834">
            <text:p>902834</text:p>
          </table:table-cell>
          <table:table-cell table:formula="of:=[.F35]-[.E35]" office:value-type="float" office:value="83530">
            <text:p>83530</text:p>
          </table:table-cell>
          <table:table-cell table:style-name="ce3" table:formula="of:=[.G35]/[.E35]" office:value-type="percentage" office:value="0.101952388856883">
            <text:p>10,20%</text:p>
          </table:table-cell>
          <table:table-cell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"/>
          <table:table-cell office:value-type="float" office:value="32768">
            <text:p>32768</text:p>
          </table:table-cell>
          <table:table-cell table:style-name="ce2" table:formula="of:=[.J21]" office:value-type="float" office:value="438006">
            <text:p>438006</text:p>
          </table:table-cell>
          <table:table-cell table:formula="of:=[.J9]" office:value-type="float" office:value="487237">
            <text:p>487237</text:p>
          </table:table-cell>
          <table:table-cell table:formula="of:=[.F36]-[.E36]" office:value-type="float" office:value="49231">
            <text:p>49231</text:p>
          </table:table-cell>
          <table:table-cell table:style-name="ce3" table:formula="of:=[.G36]/[.E36]" office:value-type="percentage" office:value="0.112398003680315">
            <text:p>11,24%</text:p>
          </table:table-cell>
          <table:table-cell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"/>
          <table:table-cell office:value-type="float" office:value="65536">
            <text:p>65536</text:p>
          </table:table-cell>
          <table:table-cell table:style-name="ce2" table:formula="of:=[.J22]" office:value-type="float" office:value="250050">
            <text:p>250050</text:p>
          </table:table-cell>
          <table:table-cell table:formula="of:=[.J10]" office:value-type="float" office:value="277818">
            <text:p>277818</text:p>
          </table:table-cell>
          <table:table-cell table:formula="of:=[.F37]-[.E37]" office:value-type="float" office:value="27768">
            <text:p>27768</text:p>
          </table:table-cell>
          <table:table-cell table:style-name="ce3" table:formula="of:=[.G37]/[.E37]" office:value-type="percentage" office:value="0.111049790041992">
            <text:p>11,10%</text:p>
          </table:table-cell>
          <table:table-cell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"/>
          <table:table-cell office:value-type="float" office:value="131072">
            <text:p>131072</text:p>
          </table:table-cell>
          <table:table-cell table:style-name="ce2" table:formula="of:=[.J23]" office:value-type="float" office:value="158457">
            <text:p>158457</text:p>
          </table:table-cell>
          <table:table-cell table:formula="of:=[.J11]" office:value-type="float" office:value="176981">
            <text:p>176981</text:p>
          </table:table-cell>
          <table:table-cell table:formula="of:=[.F38]-[.E38]" office:value-type="float" office:value="18524">
            <text:p>18524</text:p>
          </table:table-cell>
          <table:table-cell table:style-name="ce3" table:formula="of:=[.G38]/[.E38]" office:value-type="percentage" office:value="0.116902377301097">
            <text:p>11,69%</text:p>
          </table:table-cell>
          <table:table-cell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"/>
          <table:table-cell office:value-type="float" office:value="262144">
            <text:p>262144</text:p>
          </table:table-cell>
          <table:table-cell table:style-name="ce2" table:formula="of:=[.J24]" office:value-type="float" office:value="119485">
            <text:p>119485</text:p>
          </table:table-cell>
          <table:table-cell table:formula="of:=[.J12]" office:value-type="float" office:value="136443">
            <text:p>136443</text:p>
          </table:table-cell>
          <table:table-cell table:formula="of:=[.F39]-[.E39]" office:value-type="float" office:value="16958">
            <text:p>16958</text:p>
          </table:table-cell>
          <table:table-cell table:style-name="ce3" table:formula="of:=[.G39]/[.E39]" office:value-type="percentage" office:value="0.141925764740344">
            <text:p>14,19%</text:p>
          </table:table-cell>
          <table:table-cell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"/>
          <table:table-cell office:value-type="float" office:value="524288">
            <text:p>524288</text:p>
          </table:table-cell>
          <table:table-cell table:style-name="ce2" table:formula="of:=[.J25]" office:value-type="float" office:value="103217">
            <text:p>103217</text:p>
          </table:table-cell>
          <table:table-cell table:formula="of:=[.J13]" office:value-type="float" office:value="116900">
            <text:p>116900</text:p>
          </table:table-cell>
          <table:table-cell table:formula="of:=[.F40]-[.E40]" office:value-type="float" office:value="13683">
            <text:p>13683</text:p>
          </table:table-cell>
          <table:table-cell table:style-name="ce3" table:formula="of:=[.G40]/[.E40]" office:value-type="percentage" office:value="0.132565371983297">
            <text:p>13,26%</text:p>
          </table:table-cell>
          <table:table-cell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"/>
          <table:table-cell office:value-type="float" office:value="1048576">
            <text:p>1048576</text:p>
          </table:table-cell>
          <table:table-cell table:style-name="ce2" table:formula="of:=[.J26]" office:value-type="float" office:value="98034">
            <text:p>98034</text:p>
          </table:table-cell>
          <table:table-cell table:formula="of:=[.J14]" office:value-type="float" office:value="107161">
            <text:p>107161</text:p>
          </table:table-cell>
          <table:table-cell table:formula="of:=[.F41]-[.E41]" office:value-type="float" office:value="9127">
            <text:p>9127</text:p>
          </table:table-cell>
          <table:table-cell table:style-name="ce3" table:formula="of:=[.G41]/[.E41]" office:value-type="percentage" office:value="0.0931003529387763">
            <text:p>9,31%</text:p>
          </table:table-cell>
          <table:table-cell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"/>
          <table:table-cell office:value-type="float" office:value="2097152">
            <text:p>2097152</text:p>
          </table:table-cell>
          <table:table-cell table:style-name="ce2" table:formula="of:=[.J27]" office:value-type="float" office:value="137589">
            <text:p>137589</text:p>
          </table:table-cell>
          <table:table-cell table:formula="of:=[.J15]" office:value-type="float" office:value="147671">
            <text:p>147671</text:p>
          </table:table-cell>
          <table:table-cell table:formula="of:=[.F42]-[.E42]" office:value-type="float" office:value="10082">
            <text:p>10082</text:p>
          </table:table-cell>
          <table:table-cell table:style-name="ce3" table:formula="of:=[.G42]/[.E42]" office:value-type="percentage" office:value="0.0732762066734986">
            <text:p>7,33%</text:p>
          </table:table-cell>
          <table:table-cell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"/>
          <table:table-cell office:value-type="float" office:value="4194304">
            <text:p>4194304</text:p>
          </table:table-cell>
          <table:table-cell table:style-name="ce2" table:formula="of:=[.J28]" office:value-type="float" office:value="94437">
            <text:p>94437</text:p>
          </table:table-cell>
          <table:table-cell table:formula="of:=[.J16]" office:value-type="float" office:value="143463">
            <text:p>143463</text:p>
          </table:table-cell>
          <table:table-cell table:formula="of:=[.F43]-[.E43]" office:value-type="float" office:value="49026">
            <text:p>49026</text:p>
          </table:table-cell>
          <table:table-cell table:style-name="ce3" table:formula="of:=[.G43]/[.E43]" office:value-type="percentage" office:value="0.519139743956288">
            <text:p>51,91%</text:p>
          </table:table-cell>
          <table:table-cell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"/>
          <table:table-cell office:value-type="float" office:value="8388608">
            <text:p>8388608</text:p>
          </table:table-cell>
          <table:table-cell table:style-name="ce2" table:formula="of:=[.J29]" office:value-type="float" office:value="91300">
            <text:p>91300</text:p>
          </table:table-cell>
          <table:table-cell table:formula="of:=[.J17]" office:value-type="float" office:value="99085">
            <text:p>99085</text:p>
          </table:table-cell>
          <table:table-cell table:formula="of:=[.F44]-[.E44]" office:value-type="float" office:value="7785">
            <text:p>7785</text:p>
          </table:table-cell>
          <table:table-cell table:style-name="ce3" table:formula="of:=[.G44]/[.E44]" office:value-type="percentage" office:value="0.0852683461117196">
            <text:p>8,53%</text:p>
          </table:table-cell>
          <table:table-cell/>
          <table:table-cell table:style-name="Default" table:number-columns-repeated="3"/>
        </table:table-row>
        <table:table-row table:style-name="ro1">
          <table:table-cell table:number-columns-repeated="3"/>
          <table:table-cell table:style-name="ce1" office:value-type="float" office:value="16777216">
            <text:p>16777216</text:p>
          </table:table-cell>
          <table:table-cell table:style-name="ce2" table:formula="of:=[.J30]" office:value-type="float" office:value="87567">
            <text:p>87567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number-columns-repeated="3"/>
          <table:table-cell table:style-name="ce1" office:value-type="float" office:value="33554432">
            <text:p>33554432</text:p>
          </table:table-cell>
          <table:table-cell table:style-name="ce2" table:formula="of:=[.J31]" office:value-type="float" office:value="89749">
            <text:p>89749</text:p>
          </table:table-cell>
          <table:table-cell table:number-columns-repeated="4"/>
          <table:table-cell table:style-name="Default"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2">12.02.2013</text:date>, <text:time>17:5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2-12T15:49:39</meta:creation-date>
    <dc:date>2013-02-12T17:59:24</dc:date>
    <meta:editing-duration>PT00H37M36S</meta:editing-duration>
    <meta:editing-cycles>4</meta:editing-cycles>
    <meta:generator>OpenOffice.org/3.2$Unix OpenOffice.org_project/320m19$Build-9505</meta:generator>
    <meta:document-statistic meta:table-count="3" meta:cell-count="3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127cm" svg:height="18.85cm" xlink:href=".." chart:class="chart:scatter" chart:style-name="ch1">
        <chart:legend chart:legend-position="end" svg:x="21.301cm" svg:y="8.956cm" chart:style-name="ch2"/>
        <chart:plot-area chart:style-name="ch3" table:cell-range-address="Sheet1.D34:Sheet1.F46" chart:data-source-has-labels="row" svg:x="0.462cm" svg:y="0.377cm" svg:width="20.378cm" svg:height="17.719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35:Sheet1.E46" chart:label-cell-address="Sheet1.E34:Sheet1.E34" chart:class="chart:scatter">
            <chart:domain table:cell-range-address="Sheet1.D35:Sheet1.D46"/>
            <chart:data-point chart:repeated="12"/>
          </chart:series>
          <chart:series chart:style-name="ch8" chart:values-cell-range-address="Sheet1.F35:Sheet1.F46" chart:label-cell-address="Sheet1.F34:Sheet1.F34" chart:class="chart:scatte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 text:id="Sheet1.E34:Sheet1.E34">Msort</text:p>
              </table:table-cell>
              <table:table-cell office:value-type="string">
                <text:p text:id="Sheet1.F34:Sheet1.F34">qsor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84">
                <text:p text:id="Sheet1.D35:Sheet1.D46">16384</text:p>
              </table:table-cell>
              <table:table-cell office:value-type="float" office:value="819304">
                <text:p text:id="Sheet1.E35:Sheet1.E46">819304</text:p>
              </table:table-cell>
              <table:table-cell office:value-type="float" office:value="902834">
                <text:p text:id="Sheet1.F35:Sheet1.F46">90283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768">
                <text:p>32768</text:p>
              </table:table-cell>
              <table:table-cell office:value-type="float" office:value="438006">
                <text:p>438006</text:p>
              </table:table-cell>
              <table:table-cell office:value-type="float" office:value="487237">
                <text:p>487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536">
                <text:p>65536</text:p>
              </table:table-cell>
              <table:table-cell office:value-type="float" office:value="250050">
                <text:p>250050</text:p>
              </table:table-cell>
              <table:table-cell office:value-type="float" office:value="277818">
                <text:p>2778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072">
                <text:p>131072</text:p>
              </table:table-cell>
              <table:table-cell office:value-type="float" office:value="158457">
                <text:p>158457</text:p>
              </table:table-cell>
              <table:table-cell office:value-type="float" office:value="176981">
                <text:p>1769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2144">
                <text:p>262144</text:p>
              </table:table-cell>
              <table:table-cell office:value-type="float" office:value="119485">
                <text:p>119485</text:p>
              </table:table-cell>
              <table:table-cell office:value-type="float" office:value="136443">
                <text:p>1364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4288">
                <text:p>524288</text:p>
              </table:table-cell>
              <table:table-cell office:value-type="float" office:value="103217">
                <text:p>103217</text:p>
              </table:table-cell>
              <table:table-cell office:value-type="float" office:value="116900">
                <text:p>1169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8576">
                <text:p>1048576</text:p>
              </table:table-cell>
              <table:table-cell office:value-type="float" office:value="98034">
                <text:p>98034</text:p>
              </table:table-cell>
              <table:table-cell office:value-type="float" office:value="107161">
                <text:p>1071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97152">
                <text:p>2097152</text:p>
              </table:table-cell>
              <table:table-cell office:value-type="float" office:value="137589">
                <text:p>137589</text:p>
              </table:table-cell>
              <table:table-cell office:value-type="float" office:value="147671">
                <text:p>1476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94304">
                <text:p>4194304</text:p>
              </table:table-cell>
              <table:table-cell office:value-type="float" office:value="94437">
                <text:p>94437</text:p>
              </table:table-cell>
              <table:table-cell office:value-type="float" office:value="143463">
                <text:p>1434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88608">
                <text:p>8388608</text:p>
              </table:table-cell>
              <table:table-cell office:value-type="float" office:value="91300">
                <text:p>91300</text:p>
              </table:table-cell>
              <table:table-cell office:value-type="float" office:value="99085">
                <text:p>990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77216">
                <text:p>16777216</text:p>
              </table:table-cell>
              <table:table-cell office:value-type="float" office:value="87567">
                <text:p>8756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554432">
                <text:p>33554432</text:p>
              </table:table-cell>
              <table:table-cell office:value-type="float" office:value="89749">
                <text:p>89749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